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60000012E9DE9E7884FF5C63B.png" manifest:media-type="image/png"/>
  <manifest:file-entry manifest:full-path="Pictures/100000000000013A000000DC16DD1C10521F2D9E.jpg" manifest:media-type="image/jpeg"/>
  <manifest:file-entry manifest:full-path="Pictures/100002010000012C0000012CD6FAEBA7CC3BBB71.png" manifest:media-type="image/png"/>
  <manifest:file-entry manifest:full-path="Pictures/10000000000000C1000000AB3C0176B7E47B508B.png" manifest:media-type="image/png"/>
  <manifest:file-entry manifest:full-path="Pictures/10000201000008FC000009208393514A499DBDCD.png" manifest:media-type="image/png"/>
  <manifest:file-entry manifest:full-path="Pictures/100002010000012C0000012CB09B24C5798B250B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37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439cm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1cm" fo:margin-bottom="0.1cm" fo:line-height="150%" fo:text-indent="0cm"/>
    </style:style>
    <style:style style:name="P3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50%" fo:text-align="end"/>
    </style:style>
    <style:style style:name="P7" style:family="paragraph">
      <style:paragraph-properties fo:line-height="150%"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  <style:text-properties fo:color="#ff0000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Roboto" style:font-size-asian="12pt" style:font-style-asian="normal" style:font-weight-asian="bold" style:font-name-complex="Robot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Roboto" style:font-size-asian="12pt" style:font-style-asian="normal" style:font-weight-asian="normal" style:font-name-complex="Robo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12pt" fo:font-weight="normal" style:font-name-asian="Roboto" style:font-size-asian="12pt" style:font-weight-asian="normal" style:font-name-complex="Roboto" style:font-size-complex="12pt" style:font-weight-complex="normal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3" draw:layer="layout" svg:width="17.486cm" svg:height="22.166cm" svg:x="2.1cm" svg:y="4.9cm">
          <draw:text-box>
            <text:p text:style-name="P1"><text:span text:style-name="T1">Matériel 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2"><text:span text:style-name="T3">Aufgabe:</text:span></text:p>
            <text:list text:style-name="L2">
              <text:list-item>
                <text:p text:style-name="P2"><text:span text:style-name="T4"><text:s/></text:span><text:span text:style-name="T4">Versuche Thymio einzuschalten und abzuschalten.</text:span></text:p>
              </text:list-item>
              <text:list-item>
                <text:p text:style-name="P1"><text:span text:style-name="T5"><text:s/></text:span><text:span text:style-name="T5">Benutze diese Zeichnung um jemandem zu zeigen, wie Thymio ein- und ausgeschaltet wird.</text:span></text:p>
              </text:list-item>
            </text:list>
            <text:p text:style-name="P1"><text:span text:style-name="T2"/></text:p>
            <text:p text:style-name="P1"><text:span text:style-name="T2"/></text:p>
          </draw:text-box>
        </draw:frame>
        <draw:g>
          <draw:frame draw:style-name="gr2" draw:text-style-name="P4" draw:layer="layout" svg:width="2.7cm" svg:height="1.781cm" svg:x="5.68cm" svg:y="6.299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4" draw:layer="layout" svg:width="3cm" svg:height="2.25cm" svg:x="5.527cm" svg:y="6.0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4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4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5" draw:text-style-name="P5" draw:layer="layout" svg:width="0.378cm" svg:height="1.195cm" svg:x="2.314cm" svg:y="7.338cm">
            <draw:text-box>
              <text:p/>
            </draw:text-box>
          </draw:frame>
          <draw:g>
            <draw:custom-shape draw:style-name="gr6" draw:text-style-name="P4" draw:layer="layout" svg:width="3cm" svg:height="2.246cm" svg:x="2.1cm" svg:y="6.04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25cm" svg:height="2.247cm" svg:x="2.487cm" svg:y="6.016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3" draw:text-style-name="P4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9" draw:layer="layout" svg:width="17.496cm" svg:height="2.71cm" svg:x="2cm" svg:y="1.339cm">
          <draw:text-box>
            <text:p text:style-name="P6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: <text:s/></text:span><text:span text:style-name="T7">........................................</text:span></text:p>
            <text:p text:style-name="P7"><text:span text:style-name="T8"/></text:p>
            <text:p text:style-name="P8"><text:span text:style-name="T8">“</text:span><text:span text:style-name="T8">SchalteThymio ein“</text:span></text:p>
          </draw:text-box>
        </draw:frame>
        <draw:line draw:style-name="gr9" draw:text-style-name="P10" draw:layer="measurelines" svg:x1="1.997cm" svg:y1="-0.306cm" svg:x2="1.997cm" svg:y2="30.552cm">
          <text:p/>
        </draw:line>
        <draw:line draw:style-name="gr9" draw:text-style-name="P10" draw:layer="measurelines" svg:x1="5.5cm" svg:y1="-0.31cm" svg:x2="5.5cm" svg:y2="30.548cm">
          <text:p/>
        </draw:line>
        <draw:line draw:style-name="gr9" draw:text-style-name="P10" draw:layer="measurelines" svg:x1="19.5cm" svg:y1="-0.31cm" svg:x2="19.5cm" svg:y2="30.548cm">
          <text:p/>
        </draw:line>
        <draw:line draw:style-name="gr9" draw:text-style-name="P10" draw:layer="measurelines" svg:x1="16cm" svg:y1="-0.31cm" svg:x2="16cm" svg:y2="30.548cm">
          <text:p/>
        </draw:line>
        <draw:line draw:style-name="gr9" draw:text-style-name="P10" draw:layer="measurelines" svg:x1="12.5cm" svg:y1="-0.31cm" svg:x2="12.5cm" svg:y2="30.548cm">
          <text:p/>
        </draw:line>
        <draw:line draw:style-name="gr9" draw:text-style-name="P10" draw:layer="measurelines" svg:x1="9cm" svg:y1="-0.31cm" svg:x2="9cm" svg:y2="30.548cm">
          <text:p/>
        </draw:line>
        <draw:line draw:style-name="gr9" draw:text-style-name="P4" draw:layer="measurelines" svg:x1="-2.14cm" svg:y1="2cm" svg:x2="24.513cm" svg:y2="2cm">
          <text:p/>
        </draw:line>
        <draw:line draw:style-name="gr9" draw:text-style-name="P4" draw:layer="measurelines" svg:x1="-2.14cm" svg:y1="4.5cm" svg:x2="24.513cm" svg:y2="4.5cm">
          <text:p/>
        </draw:line>
        <draw:line draw:style-name="gr9" draw:text-style-name="P4" draw:layer="measurelines" svg:x1="-2.14cm" svg:y1="5.5cm" svg:x2="24.513cm" svg:y2="5.5cm">
          <text:p/>
        </draw:line>
        <draw:line draw:style-name="gr9" draw:text-style-name="P4" draw:layer="measurelines" svg:x1="-2.139cm" svg:y1="6cm" svg:x2="24.514cm" svg:y2="6cm">
          <text:p/>
        </draw:line>
        <draw:line draw:style-name="gr9" draw:text-style-name="P4" draw:layer="measurelines" svg:x1="-2.139cm" svg:y1="8.3cm" svg:x2="24.514cm" svg:y2="8.3cm">
          <text:p/>
        </draw:line>
        <draw:line draw:style-name="gr9" draw:text-style-name="P4" draw:layer="measurelines" svg:x1="-2.14cm" svg:y1="9.75cm" svg:x2="24.513cm" svg:y2="9.75cm">
          <text:p/>
        </draw:line>
        <draw:frame draw:style-name="gr10" draw:text-style-name="P4" draw:layer="controls" svg:width="3.5cm" svg:height="3.1cm" svg:x="-9.504cm" svg:y="2.461cm">
          <draw:image xlink:href="Pictures/10000000000000C1000000AB3C0176B7E47B508B.png" xlink:type="simple" xlink:show="embed" xlink:actuate="onLoad">
            <text:p/>
          </draw:image>
        </draw:frame>
        <draw:frame draw:style-name="gr10" draw:text-style-name="P4" draw:layer="layout" svg:width="8.307cm" svg:height="5.82cm" svg:x="6.894cm" svg:y="15.019cm">
          <draw:image xlink:href="Pictures/100000000000013A000000DC16DD1C10521F2D9E.jpg" xlink:type="simple" xlink:show="embed" xlink:actuate="onLoad">
            <text:p/>
          </draw:image>
        </draw:frame>
        <draw:frame draw:style-name="gr11" draw:text-style-name="P8" draw:layer="layout" svg:width="3.072cm" svg:height="2.591cm" svg:x="2.217cm" svg:y="1.883cm">
          <draw:image xlink:href="Pictures/10000201000001660000012E9DE9E7884FF5C6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7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24:57</meta:creation-date>
    <meta:editing-duration>PT39M9S</meta:editing-duration>
    <meta:editing-cycles>14</meta:editing-cycles>
    <meta:generator>LibreOffice/5.0.2.2$Linux_x86 LibreOffice_project/00m0$Build-2</meta:generator>
    <dc:date>2016-06-12T16:40:49.621293945</dc:date>
    <meta:print-date>2015-01-06T10:14:05</meta:print-date>
    <meta:document-statistic meta:object-count="40"/>
  </office:meta>
</office:document-meta>
</file>